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836a"/>
    </style:style>
    <style:style style:name="P2" style:family="paragraph" style:parent-style-name="Text_20_body">
      <style:text-properties officeooo:paragraph-rsid="001f669a"/>
    </style:style>
    <style:style style:name="P3" style:family="paragraph" style:parent-style-name="Text_20_body">
      <style:text-properties fo:font-weight="normal" officeooo:rsid="001f669a" officeooo:paragraph-rsid="001f669a" style:font-weight-asian="normal" style:font-weight-complex="normal"/>
    </style:style>
    <style:style style:name="P4" style:family="paragraph" style:parent-style-name="Heading_20_1">
      <style:text-properties officeooo:rsid="001e836a" officeooo:paragraph-rsid="001e836a"/>
    </style:style>
    <style:style style:name="P5" style:family="paragraph" style:parent-style-name="Heading_20_2">
      <style:text-properties officeooo:rsid="001f669a" officeooo:paragraph-rsid="001f669a"/>
    </style:style>
    <style:style style:name="P6" style:family="paragraph" style:parent-style-name="Text_20_body">
      <style:text-properties fo:font-weight="bold" officeooo:rsid="001f669a" officeooo:paragraph-rsid="001f669a" style:font-weight-asian="bold" style:font-weight-complex="bold"/>
    </style:style>
    <style:style style:name="P7" style:family="paragraph" style:parent-style-name="Text_20_body">
      <style:text-properties fo:font-weight="bold" officeooo:rsid="00212306" officeooo:paragraph-rsid="00212306" style:font-weight-asian="bold" style:font-weight-complex="bold"/>
    </style:style>
    <style:style style:name="P8" style:family="paragraph" style:parent-style-name="Text_20_body">
      <style:text-properties fo:font-weight="bold" officeooo:rsid="00221ac4" officeooo:paragraph-rsid="00221ac4" style:font-weight-asian="bold" style:font-weight-complex="bold"/>
    </style:style>
    <style:style style:name="T1" style:family="text">
      <style:text-properties officeooo:rsid="001f66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69a" style:font-weight-asian="bold" style:font-weight-complex="bold"/>
    </style:style>
    <style:style style:name="T4" style:family="text">
      <style:text-properties fo:font-weight="normal" officeooo:rsid="001f669a" style:font-weight-asian="normal" style:font-weight-complex="normal"/>
    </style:style>
    <style:style style:name="T5" style:family="text">
      <style:text-properties officeooo:rsid="00212306"/>
    </style:style>
    <style:style style:name="T6" style:family="text">
      <style:text-properties officeooo:rsid="00221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puntes OPT</text:h>
      <text:p text:style-name="P1"/>
      <text:h text:style-name="P5" text:outline-level="2">Renderiza</text:h>
      <text:p text:style-name="P2"/>
      <text:p text:style-name="P2"><text:span text:style-name="T2">&lt;&gt;</text:span> <text:span text:style-name="T1">Eso se llama </text:span><text:span text:style-name="T3">etiquetas</text:span><text:span text:style-name="T1"> siempre dentro de este se tiene que escribir en </text:span><text:span text:style-name="T3">minúsculas</text:span></text:p>
      <text:p text:style-name="P2"><text:span text:style-name="T3">&lt;h1&gt; </text:span><text:span text:style-name="T4">Título&lt;/</text:span><text:span text:style-name="T3">h1&gt; </text:span><text:span text:style-name="T4">A todo esto se le llama</text:span><text:span text:style-name="T3"> Elemento</text:span></text:p>
      <text:p text:style-name="P3">En las etiquetas se <text:span text:style-name="T2">cierra</text:span> con <text:span text:style-name="T2">&lt;/&gt;</text:span></text:p>
      <text:p text:style-name="P3"><text:span text:style-name="T2"/></text:p>
      <text:p text:style-name="P3"><text:span text:style-name="T2"/></text:p>
      <text:p text:style-name="P6">&lt;h1&gt; Titulo</text:p>
      <text:p text:style-name="P6">&lt;p&gt; Cuerpo de <text:s/>texto</text:p>
      <text:p text:style-name="P6">&lt;h2&gt;Subtitulo</text:p>
      <text:p text:style-name="P6">&lt;<text:span text:style-name="T5">img /&gt; Para imagen</text:span></text:p>
      <text:p text:style-name="P7">Cuando trae la barra asi significa que es una etiqueta autocontenida</text:p>
      <text:p text:style-name="P7">&lt;<text:span text:style-name="T6">li&gt;para elenetos de tablas</text:span></text:p>
      <text:p text:style-name="P8">&lt;ol/ul&gt; tablas ordenadas y desordenadas</text:p>
      <text:p text:style-name="P8">&lt;a&gt; para poner lin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1:06:01.622298362</meta:creation-date>
    <dc:date>2025-09-25T12:07:06.544622384</dc:date>
    <meta:editing-duration>PT54M1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69" meta:character-count="404" meta:non-whitespace-character-count="347"/>
  </office:meta>
</office:document-meta>
</file>